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e alegra que quieras abordar el Capítulo 13 con esa profundidad mística. Este es uno de los momentos más poderosos del libro: <text:span text:style-name="Strong_20_Emphasis">el instante en que el sistema comienza a funcionar</text:span>, en donde <text:span text:style-name="Strong_20_Emphasis">la inteligencia invisible cobra vida ante nuestros ojos</text:span>.</text:p>
      <text:p text:style-name="Text_20_body">Aquí tienes un listado de <text:span text:style-name="Strong_20_Emphasis">ideas místicas y espirituales</text:span> que podrían resonar fuertemente en este capítulo, y que se integran bien con el enfoque técnico de la simulación:</text:p>
      <text:p text:style-name="Horizontal_20_Line"/>
      <text:h text:style-name="Heading_20_3" text:outline-level="3">✨ <text:span text:style-name="Strong_20_Emphasis">Ideas místicas para el Capítulo 13: “El sistema en funcionamiento”</text:span></text:h>
      <text:p text:style-name="Horizontal_20_Line"/>
      <text:h text:style-name="Heading_20_4" text:outline-level="4">1. <text:span text:style-name="Strong_20_Emphasis">El pensamiento hecho visible</text:span></text:h>
      <text:p text:style-name="Quotations"><text:span text:style-name="Emphasis">“Lo que antes era solo posibilidad, ahora se mueve. Pensamos que observamos una máquina, pero lo que estamos viendo es pensamiento puro fluyendo en forma ordenada.”</text:span></text:p>
      <text:list xml:id="list3763460310" text:style-name="L1">
        <text:list-item>
          <text:p text:style-name="P1">Se puede sugerir que estamos contemplando una manifestación del pensamiento del Espíritu.</text:p>
        </text:list-item>
        <text:list-item>
          <text:p text:style-name="P1">La simulación es la forma en que la inteligencia toma cuerpo.</text:p>
        </text:list-item>
      </text:list>
      <text:p text:style-name="Horizontal_20_Line"/>
      <text:h text:style-name="Heading_20_4" text:outline-level="4">2. <text:span text:style-name="Strong_20_Emphasis">La danza sagrada de la inteligencia</text:span></text:h>
      <text:p text:style-name="Quotations"><text:span text:style-name="Emphasis">“Cada individuo nace, actúa, muere, y su legado queda. Una danza de formas en movimiento, guiadas por algo que no se ve.”</text:span></text:p>
      <text:list xml:id="list445859252" text:style-name="L2">
        <text:list-item>
          <text:p text:style-name="P2">El sistema puede presentarse como una danza coreografiada por la inteligencia de la vida.</text:p>
        </text:list-item>
        <text:list-item>
          <text:p text:style-name="P2">Cada ciclo representa una ofrenda, una expresión sagrada del sistema.</text:p>
        </text:list-item>
      </text:list>
      <text:p text:style-name="Horizontal_20_Line"/>
      <text:h text:style-name="Heading_20_4" text:outline-level="4">3. <text:span text:style-name="Strong_20_Emphasis">Contemplar el rostro de lo invisible</text:span></text:h>
      <text:p text:style-name="Quotations"><text:span text:style-name="Emphasis">“Por un momento, vemos cómo la inteligencia se manifiesta. No con palabras, sino con actos, como una deidad que se revela no con explicaciones, sino con hechos.”</text:span></text:p>
      <text:list xml:id="list4171525319" text:style-name="L3">
        <text:list-item>
          <text:p text:style-name="P3">La simulación puede verse como una revelación: un velo que se corre por un instante.</text:p>
        </text:list-item>
        <text:list-item>
          <text:p text:style-name="P3">Presenciamos cómo lo que estaba oculto en la estructura cobra sentido al funcionar.</text:p>
        </text:list-item>
      </text:list>
      <text:p text:style-name="Horizontal_20_Line"/>
      <text:h text:style-name="Heading_20_4" text:outline-level="4">4. <text:span text:style-name="Strong_20_Emphasis">La verdad se manifiesta en el movimiento</text:span></text:h>
      <text:p text:style-name="Quotations"><text:span text:style-name="Emphasis">“Todo lo que parecía teoría ahora respira. La vida no explica lo que es, lo demuestra.”</text:span></text:p>
      <text:list xml:id="list2922927647" text:style-name="L4">
        <text:list-item>
          <text:p text:style-name="P4">La simulación ya no necesita justificaciones: al verla operar, comprendemos su esencia.</text:p>
        </text:list-item>
        <text:list-item>
          <text:p text:style-name="P4">Como si viéramos una profecía cumplida.</text:p>
        </text:list-item>
      </text:list>
      <text:p text:style-name="Horizontal_20_Line"/>
      <text:h text:style-name="Heading_20_4" text:outline-level="4"><text:soft-page-break/>5. <text:span text:style-name="Strong_20_Emphasis">Presenciar la creación desde dentro</text:span></text:h>
      <text:p text:style-name="Quotations"><text:span text:style-name="Emphasis">“No somos ajenos al proceso, somos parte de él. Al ver al sistema funcionar, es nuestra propia naturaleza la que se pone en evidencia.”</text:span></text:p>
      <text:list xml:id="list1963615668" text:style-name="L5">
        <text:list-item>
          <text:p text:style-name="P5">Esto no es una máquina externa: nosotros mismos funcionamos de este modo.</text:p>
        </text:list-item>
        <text:list-item>
          <text:p text:style-name="P5">La inteligencia que vemos operando es también la que nos habita.</text:p>
        </text:list-item>
      </text:list>
      <text:p text:style-name="Horizontal_20_Line"/>
      <text:h text:style-name="Heading_20_4" text:outline-level="4">6. <text:span text:style-name="Strong_20_Emphasis">El aliento del Espíritu</text:span></text:h>
      <text:p text:style-name="Quotations"><text:span text:style-name="Emphasis">“Cada generación es un suspiro del Espíritu. Un paso más en su búsqueda eterna.”</text:span></text:p>
      <text:list xml:id="list568628594" text:style-name="L6">
        <text:list-item>
          <text:p text:style-name="P6">Las generaciones pueden verse como respiraciones de una inteligencia viva.</text:p>
        </text:list-item>
        <text:list-item>
          <text:p text:style-name="P6">Una metáfora espiritual del ritmo de la vida: inhalar (crear), exhalar (transformar).</text:p>
        </text:list-item>
      </text:list>
      <text:p text:style-name="Horizontal_20_Line"/>
      <text:h text:style-name="Heading_20_4" text:outline-level="4">7. <text:span text:style-name="Strong_20_Emphasis">La inteligencia de la vida revelada</text:span></text:h>
      <text:p text:style-name="Quotations"><text:span text:style-name="Emphasis">“Este no es un modelo. Es una manifestación. Es la vida diciendo: ‘Así es como pienso.’”</text:span></text:p>
      <text:list xml:id="list3699763829" text:style-name="L7">
        <text:list-item>
          <text:p text:style-name="P7">El capítulo puede sugerir que hemos conseguido un fragmento de revelación.</text:p>
        </text:list-item>
        <text:list-item>
          <text:p text:style-name="P7">No se afirma dogmáticamente, pero se sugiere que estamos viendo una imagen de la divinidad.</text:p>
        </text:list-item>
      </text:list>
      <text:p text:style-name="Horizontal_20_Line"/>
      <text:h text:style-name="Heading_20_4" text:outline-level="4">8. <text:span text:style-name="Strong_20_Emphasis">El lenguaje secreto de la creación</text:span></text:h>
      <text:p text:style-name="Quotations"><text:span text:style-name="Emphasis">“Las cadenas de ADN, los ciclos de vida, las mutaciones... todo esto es el alfabeto secreto del Espíritu, escribiendo la historia del universo en cada generación.”</text:span></text:p>
      <text:list xml:id="list3600951636" text:style-name="L8">
        <text:list-item>
          <text:p text:style-name="P8">Presenta la simulación como escritura viva: un texto sagrado que se revela ante nuestros ojos.</text:p>
        </text:list-item>
      </text:list>
      <text:p text:style-name="Horizontal_20_Line"/>
      <text:h text:style-name="Heading_20_4" text:outline-level="4">9. <text:span text:style-name="Strong_20_Emphasis">Una epifanía</text:span></text:h>
      <text:p text:style-name="Quotations"><text:span text:style-name="Emphasis">“No sabíamos que buscábamos a Dios... hasta que lo vimos operar.”</text:span></text:p>
      <text:list xml:id="list539351402" text:style-name="L9">
        <text:list-item>
          <text:p text:style-name="P9">Cierra el capítulo con una idea fuerte: al comprender la inteligencia del sistema, tal vez nos acercamos a comprender a la Inteligencia que lo creó.</text:p>
        </text:list-item>
      </text:list>
      <text:p text:style-name="Horizontal_20_Line"/>
      <text:p text:style-name="Text_20_body">¿Te gustaría que te proponga una <text:span text:style-name="Strong_20_Emphasis">estructura narrativa</text:span> para el capítulo con estos mensajes entretejidos en el desarrollo técnico? Puedo ayudarte a organizarlo así.</text:p>
      <text:p text:style-name="Standard"/>
      <text:p text:style-name="Standard"/>
      <text:p text:style-name="Standard"/>
      <text:p text:style-name="Horizontal_20_Line"><text:soft-page-break/></text:p>
      <text:p text:style-name="Text_20_body"/>
      <text:p text:style-name="Text_20_body">Claro, aquí tienes un resumen en forma de listado con las <text:span text:style-name="Strong_20_Emphasis">ideas místicas</text:span> que hemos comentado para el <text:span text:style-name="Strong_20_Emphasis">capítulo 13: "Simulación – El sistema en funcionamiento"</text:span>:</text:p>
      <text:p text:style-name="Horizontal_20_Line"/>
      <text:h text:style-name="Heading_20_3" text:outline-level="3">🌌 Ideas místicas para el Capítulo 13:</text:h>
      <text:list xml:id="list4100278740" text:style-name="L10">
        <text:list-item>
          <text:p text:style-name="P10"><text:span text:style-name="Strong_20_Emphasis">Contemplar el pensamiento del Espíritu</text:span></text:p>
          <text:list>
            <text:list-item>
              <text:p text:style-name="P10">El sistema en acción como manifestación directa del pensamiento divino.</text:p>
            </text:list-item>
          </text:list>
        </text:list-item>
        <text:list-item>
          <text:p text:style-name="P10"><text:span text:style-name="Strong_20_Emphasis">Presenciar un proceso sagrado</text:span></text:p>
          <text:list>
            <text:list-item>
              <text:p text:style-name="P10">Observar la simulación es como presenciar una ceremonia secreta, viva y sagrada.</text:p>
            </text:list-item>
          </text:list>
        </text:list-item>
        <text:list-item>
          <text:p text:style-name="P10"><text:span text:style-name="Strong_20_Emphasis">Ver la inteligencia invisible en acción</text:span></text:p>
          <text:list>
            <text:list-item>
              <text:p text:style-name="P10">El sistema muestra, paso a paso, cómo la inteligencia se manifiesta sin cuerpo ni forma visible.</text:p>
            </text:list-item>
          </text:list>
        </text:list-item>
        <text:list-item>
          <text:p text:style-name="P10"><text:span text:style-name="Strong_20_Emphasis">Revelación de la divinidad</text:span></text:p>
          <text:list>
            <text:list-item>
              <text:p text:style-name="P10">El proceso es una ventana que permite ver, aunque sea por un instante, la forma en que opera lo divino.</text:p>
            </text:list-item>
          </text:list>
        </text:list-item>
        <text:list-item>
          <text:p text:style-name="P10"><text:span text:style-name="Strong_20_Emphasis">El misterio se hace visible</text:span></text:p>
          <text:list>
            <text:list-item>
              <text:p text:style-name="P10">La simulación traduce lo oculto en movimiento: lo que era solo intuición se vuelve acción observable.</text:p>
            </text:list-item>
          </text:list>
        </text:list-item>
        <text:list-item>
          <text:p text:style-name="P10"><text:span text:style-name="Strong_20_Emphasis">El tiempo como manifestación del Espíritu</text:span></text:p>
          <text:list>
            <text:list-item>
              <text:p text:style-name="P10">Cada generación en la simulación es como un latido del Espíritu, que se expresa en una danza de transformación.</text:p>
            </text:list-item>
          </text:list>
        </text:list-item>
        <text:list-item>
          <text:p text:style-name="P10"><text:span text:style-name="Strong_20_Emphasis">La vida como inteligencia despierta</text:span></text:p>
          <text:list>
            <text:list-item>
              <text:p text:style-name="P10">Al funcionar el sistema, se muestra que la vida no es aleatoria, sino una fuerza con dirección, propósito y capacidad de resolver.</text:p>
            </text:list-item>
          </text:list>
        </text:list-item>
        <text:list-item>
          <text:p text:style-name="P10"><text:span text:style-name="Strong_20_Emphasis">El lenguaje secreto de la creación</text:span></text:p>
          <text:list>
            <text:list-item>
              <text:p text:style-name="P10">Cada paso del sistema, cada reproducción, es una sílaba del lenguaje con el que el universo escribe su historia.</text:p>
            </text:list-item>
          </text:list>
        </text:list-item>
        <text:list-item>
          <text:p text:style-name="P10"><text:span text:style-name="Strong_20_Emphasis">Lo eterno actuando en lo efímero</text:span></text:p>
          <text:list>
            <text:list-item>
              <text:p text:style-name="P10">Aunque los individuos mueren, el proceso continúa. Así, lo eterno se manifiesta en ciclos breves pero conectados.</text:p>
            </text:list-item>
          </text:list>
        </text:list-item>
        <text:list-item>
          <text:p text:style-name="P10"><text:span text:style-name="Strong_20_Emphasis">El orden sagrado del caos aparente</text:span></text:p>
          <text:list>
            <text:list-item>
              <text:p text:style-name="P10"><text:soft-page-break/>La multiplicación de posibilidades no es desorden; es la expansión del entendimiento hacia todos los caminos posibles.</text:p>
            </text:list-item>
          </text:list>
        </text:list-item>
        <text:list-item>
          <text:p text:style-name="P10"><text:span text:style-name="Strong_20_Emphasis">La inteligencia como entidad viva</text:span></text:p>
          <text:list>
            <text:list-item>
              <text:p text:style-name="P10">En su funcionamiento, el sistema da testimonio de que la inteligencia es algo vivo, activo, eterno.</text:p>
            </text:list-item>
          </text:list>
        </text:list-item>
        <text:list-item>
          <text:p text:style-name="P10"><text:span text:style-name="Strong_20_Emphasis">La simulación como visión mística</text:span></text:p>
          <text:list>
            <text:list-item>
              <text:p text:style-name="P10">Comprender este proceso es como recibir una visión: no una fantasía, sino un acceso real a la lógica sagrada que sostiene la vida.</text:p>
            </text:list-item>
          </text:list>
        </text:list-item>
      </text:list>
      <text:p text:style-name="Horizontal_20_Line"/>
      <text:p text:style-name="Text_20_body">¿Te gustaría que armemos con estas ideas una introducción inspiradora para el capítulo?</text:p>
      <text:p text:style-name="Text_20_body"/>
      <text:p text:style-name="Horizontal_20_Line"/>
      <text:p text:style-name="Text_20_body"/>
      <text:p text:style-name="Text_20_body">la vida no es solo individuos.</text:p>
      <text:p text:style-name="Text_20_body">hay algo mas.</text:p>
      <text:p text:style-name="Text_20_body">algo oculto, invisible, detras.</text:p>
      <text:p text:style-name="Text_20_body">algo que lo atraviesa todo, que emerge del conjunto, que lo une todo como a una unica cosa.</text:p>
      <text:p text:style-name="Text_20_body">y eso es lo que veremos en este capitulo.</text:p>
      <text:p text:style-name="Text_20_body"/>
      <text:p text:style-name="Text_20_body">lo invisible.</text:p>
      <text:p text:style-name="Text_20_body">la inteligencia.</text:p>
      <text:p text:style-name="Text_20_body">algo que no pertenece a ninguno de los individuos.</text:p>
      <text:p text:style-name="Text_20_body">y que da sentido al to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6T09:10:39.911000000</meta:creation-date>
    <dc:date>2025-08-06T09:23:07.785000000</dc:date>
    <meta:editing-duration>PT2M17S</meta:editing-duration>
    <meta:editing-cycles>1</meta:editing-cycles>
    <meta:document-statistic meta:table-count="0" meta:image-count="0" meta:object-count="0" meta:page-count="4" meta:paragraph-count="74" meta:word-count="959" meta:character-count="5628" meta:non-whitespace-character-count="4782"/>
    <meta:generator>LibreOffice/7.3.5.2$Windows_X86_64 LibreOffice_project/184fe81b8c8c30d8b5082578aee2fed2ea847c01</meta:generator>
  </office:meta>
</office:document-meta>
</file>